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core: -71.37743535941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62.5491585412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53.75969094204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44.97661580082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36.1765478743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51.1073613251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25.6192659185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00.11129234974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74.93902815309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49.541854988307506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erformance evaluation for neg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321712948730271" calcext:value-type="float">
            <text:p>0.032171294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87323262878778" calcext:value-type="float">
            <text:p>0.0187323263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35038042068481" calcext:value-type="float">
            <text:p>0.0135038042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74510220426309" calcext:value-type="float">
            <text:p>0.003745102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5.8399999999997" calcext:value-type="float">
            <text:p>15.84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27418077498067" calcext:value-type="float">
            <text:p>0.0327418077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83757108902755" calcext:value-type="float">
            <text:p>0.0183757109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37744212150574" calcext:value-type="float">
            <text:p>0.0137744212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466771666324266" calcext:value-type="float">
            <text:p>0.004667716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7.4799999999999" calcext:value-type="float">
            <text:p>17.48</text:p>
          </table:table-cell>
        </table:table-row>
        <table:table-row table:style-name="ro1">
          <table:table-cell office:value-type="string" calcext:value-type="string">
            <text:p>Performance evaluation for neg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321964022950459" calcext:value-type="float">
            <text:p>0.0321964023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53965176690466" calcext:value-type="float">
            <text:p>0.0153965177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33081769943237" calcext:value-type="float">
            <text:p>0.013308177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26584024812854" calcext:value-type="float">
            <text:p>0.003265840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0.8300000000005" calcext:value-type="float">
            <text:p>20.83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27998696757363" calcext:value-type="float">
            <text:p>0.0327998697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50414797899907" calcext:value-type="float">
            <text:p>0.0150414798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37757837772369" calcext:value-type="float">
            <text:p>0.0137757838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400880366010465" calcext:value-type="float">
            <text:p>0.004008803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2.4900000000007" calcext:value-type="float">
            <text:p>22.49</text:p>
          </table:table-cell>
        </table:table-row>
        <table:table-row table:style-name="ro1">
          <table:table-cell office:value-type="string" calcext:value-type="string">
            <text:p>Performance evaluation for neg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32183555659957" calcext:value-type="float">
            <text:p>0.0321835557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2060622931687" calcext:value-type="float">
            <text:p>0.0120606229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33223378658295" calcext:value-type="float">
            <text:p>0.0133223379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278698295809759" calcext:value-type="float">
            <text:p>0.00278698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5.8300000000012" calcext:value-type="float">
            <text:p>25.83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27860428069544" calcext:value-type="float">
            <text:p>0.0327860428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17028215231539" calcext:value-type="float">
            <text:p>0.0117028215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37805438041687" calcext:value-type="float">
            <text:p>0.0137805438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33489395969714" calcext:value-type="float">
            <text:p>0.003348939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7.5100000000015" calcext:value-type="float">
            <text:p>27.51</text:p>
          </table:table-cell>
        </table:table-row>
        <table:table-row table:style-name="ro1">
          <table:table-cell office:value-type="string" calcext:value-type="string">
            <text:p>Performance evaluation for neg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321832845109291" calcext:value-type="float">
            <text:p>0.0321832845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876523144654371" calcext:value-type="float">
            <text:p>0.0087652314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3322252035141" calcext:value-type="float">
            <text:p>0.013322252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23258016628606" calcext:value-type="float">
            <text:p>0.002325801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7700000000019" calcext:value-type="float">
            <text:p>29.77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27861250604018" calcext:value-type="float">
            <text:p>0.0327861251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84072151187136" calcext:value-type="float">
            <text:p>0.0084072151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37805438041687" calcext:value-type="float">
            <text:p>0.0137805438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270407166740876" calcext:value-type="float">
            <text:p>0.002704071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200000000019" calcext:value-type="float">
            <text:p>29.82</text:p>
          </table:table-cell>
        </table:table-row>
        <table:table-row table:style-name="ro1">
          <table:table-cell office:value-type="string" calcext:value-type="string">
            <text:p>Performance evaluation for neg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321833048747521" calcext:value-type="float">
            <text:p>0.032183304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55130290660893" calcext:value-type="float">
            <text:p>0.0055130291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33219909667969" calcext:value-type="float">
            <text:p>0.013321991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186441250807269" calcext:value-type="float">
            <text:p>0.0018644125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300000000019" calcext:value-type="float">
            <text:p>29.83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2786218697923" calcext:value-type="float">
            <text:p>0.0327862187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510440618922398" calcext:value-type="float">
            <text:p>0.0051044062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3780562877655" calcext:value-type="float">
            <text:p>0.0137805629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197833444040873" calcext:value-type="float">
            <text:p>0.001978334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300000000019" calcext:value-type="float">
            <text:p>29.93</text:p>
          </table:table-cell>
        </table:table-row>
        <table:table-row table:style-name="ro1">
          <table:table-cell office:value-type="string" calcext:value-type="string">
            <text:p>Performance evaluation for pos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7779611714815" calcext:value-type="float">
            <text:p>0.0177796117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538972760570658" calcext:value-type="float">
            <text:p>0.0053897276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3701367378235" calcext:value-type="float">
            <text:p>0.0113701367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415855963932588" calcext:value-type="float">
            <text:p>0.004158559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0.5900000000004" calcext:value-type="float">
            <text:p>20.59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04030545208269" calcext:value-type="float">
            <text:p>0.0104030545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510549421380365" calcext:value-type="float">
            <text:p>0.0051054942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698084831237793" calcext:value-type="float">
            <text:p>0.0069808483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45602147586666" calcext:value-type="float">
            <text:p>0.004560214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2.7800000000008" calcext:value-type="float">
            <text:p>22.78</text:p>
          </table:table-cell>
        </table:table-row>
        <table:table-row table:style-name="ro1">
          <table:table-cell office:value-type="string" calcext:value-type="string">
            <text:p>Performance evaluation for pos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77226735182487" calcext:value-type="float">
            <text:p>0.0177226735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484201330820626" calcext:value-type="float">
            <text:p>0.0048420133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3917720317841" calcext:value-type="float">
            <text:p>0.011391772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62885528601276" calcext:value-type="float">
            <text:p>0.003628855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8.6500000000017" calcext:value-type="float">
            <text:p>28.65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03356310568314" calcext:value-type="float">
            <text:p>0.0103356311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455630757834927" calcext:value-type="float">
            <text:p>0.0045563076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02940285205841" calcext:value-type="float">
            <text:p>0.0070294029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390707539886693" calcext:value-type="float">
            <text:p>0.003907075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0100000000017" calcext:value-type="float">
            <text:p>29.01</text:p>
          </table:table-cell>
        </table:table-row>
        <table:table-row table:style-name="ro1">
          <table:table-cell office:value-type="string" calcext:value-type="string">
            <text:p>Performance evaluation for pos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77122577905604" calcext:value-type="float">
            <text:p>0.0177122578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428281258608074" calcext:value-type="float">
            <text:p>0.0042828126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3790357112885" calcext:value-type="float">
            <text:p>0.0113790357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09756463786456" calcext:value-type="float">
            <text:p>0.003097564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6100000000018" calcext:value-type="float">
            <text:p>29.61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03401788491549" calcext:value-type="float">
            <text:p>0.0103401788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402690563863016" calcext:value-type="float">
            <text:p>0.0040269056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02676773071289" calcext:value-type="float">
            <text:p>0.0070267677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325466333738578" calcext:value-type="float">
            <text:p>0.003254663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6600000000018" calcext:value-type="float">
            <text:p>29.66</text:p>
          </table:table-cell>
        </table:table-row>
        <table:table-row table:style-name="ro1">
          <table:table-cell office:value-type="string" calcext:value-type="string">
            <text:p>Performance evaluation for pos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77111082724819" calcext:value-type="float">
            <text:p>0.0177111083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374802905633889" calcext:value-type="float">
            <text:p>0.0037480291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3786816596985" calcext:value-type="float">
            <text:p>0.0113786817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256674375901447" calcext:value-type="float">
            <text:p>0.002566743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5700000000018" calcext:value-type="float">
            <text:p>29.57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03396032790858" calcext:value-type="float">
            <text:p>0.0103396033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34651407555574" calcext:value-type="float">
            <text:p>0.0034651408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02634513378143" calcext:value-type="float">
            <text:p>0.0070263451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260051669548577" calcext:value-type="float">
            <text:p>0.002600516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6900000000018" calcext:value-type="float">
            <text:p>29.69</text:p>
          </table:table-cell>
        </table:table-row>
        <table:table-row table:style-name="ro1">
          <table:table-cell office:value-type="string" calcext:value-type="string">
            <text:p>Performance evaluation for pos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77110437581452" calcext:value-type="float">
            <text:p>0.0177110438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322785670789202" calcext:value-type="float">
            <text:p>0.0032278567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3787662982941" calcext:value-type="float">
            <text:p>0.0113787663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203676980253221" calcext:value-type="float">
            <text:p>0.002036769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600000000019" calcext:value-type="float">
            <text:p>29.86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03394450428841" calcext:value-type="float">
            <text:p>0.010339445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289673948990989" calcext:value-type="float">
            <text:p>0.0028967395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02637255191803" calcext:value-type="float">
            <text:p>0.0070263726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195622387930865" calcext:value-type="float">
            <text:p>0.001956223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200000000019" calcext:value-type="float">
            <text:p>29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9:23:00.622033274</meta:creation-date>
    <dc:date>2020-10-03T19:24:09.760254776</dc:date>
    <meta:editing-duration>PT1M9S</meta:editing-duration>
    <meta:editing-cycles>1</meta:editing-cycles>
    <meta:document-statistic meta:table-count="1" meta:cell-count="220" meta:object-count="0"/>
    <meta:generator>LibreOffice/5.1.6.2$Linux_X86_64 LibreOffice_project/10m0$Build-2</meta:generator>
  </office:meta>
</office:document-meta>
</file>